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xml:id="id2" draw:id="id2" draw:layer="layout" svg:width="1.97cm" svg:height="2.435cm" svg:x="0.82cm" svg:y="1.333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4.137cm" svg:y="4.632cm"/>
          <draw:glue-point draw:id="5" svg:x="4.269cm" svg:y="-0.028cm"/>
        </draw:frame>
        <draw:frame draw:style-name="gr2" draw:text-style-name="P2" draw:layer="layout" svg:width="4.697cm" svg:height="0.802cm" svg:x="2.892cm" svg:y="1.484cm">
          <draw:text-box>
            <text:p text:style-name="P1"><text:span text:style-name="T1">اور <text:s text:c="8"/>کی صورت میں <text:s text:c="8"/>ہے</text:span></text:p>
          </draw:text-box>
        </draw:frame>
        <draw:frame draw:style-name="gr3" draw:text-style-name="P2" draw:layer="layout" svg:width="1.637cm" svg:height="0.802cm" svg:x="4.931cm" svg:y="2.155cm">
          <draw:text-box>
            <text:p text:style-name="P1"><text:span text:style-name="T1">اسی طرح</text:span></text:p>
          </draw:text-box>
        </draw:frame>
        <draw:frame draw:style-name="gr1" draw:layer="layout" svg:width="0.936cm" svg:height="0.389cm" svg:x="7.273cm" svg:y="1.6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923cm" svg:height="0.389cm" svg:x="6.098cm" svg:y="1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xml:id="id1" draw:id="id1" draw:layer="layout" svg:width="0.941cm" svg:height="0.389cm" svg:x="3.531cm" svg:y="1.6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4.697cm" svg:height="0.802cm" svg:x="3.01cm" svg:y="2.853cm">
          <draw:text-box>
            <text:p text:style-name="P1"><text:span text:style-name="T1">اور <text:s text:c="8"/>کی صورت میں <text:s text:c="8"/>ہے</text:span></text:p>
          </draw:text-box>
        </draw:frame>
        <draw:frame draw:style-name="gr1" draw:layer="layout" svg:width="0.936cm" svg:height="0.389cm" svg:x="7.391cm" svg:y="3.02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923cm" svg:height="0.389cm" svg:x="6.216cm" svg:y="3.03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xml:id="id3" draw:id="id3" draw:layer="layout" svg:width="0.941cm" svg:height="0.389cm" svg:x="3.649cm" svg:y="3.06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4" draw:text-style-name="P3" draw:layer="layout" draw:type="curve" svg:x1="4.001cm" svg:y1="2.084cm" svg:x2="2.645cm" svg:y2="2.544cm" draw:start-shape="id1" draw:start-glue-point="2" draw:end-shape="id2" draw:end-glue-point="5" svg:d="m4001 2084c0 307-452 460-1356 460">
          <text:p/>
        </draw:connector>
        <draw:connector draw:style-name="gr4" draw:text-style-name="P3" draw:layer="layout" draw:type="curve" draw:line-skew="-0.581cm" svg:x1="4.119cm" svg:y1="3.453cm" svg:x2="2.619cm" svg:y2="3.677cm" draw:start-shape="id3" draw:start-glue-point="2" draw:end-shape="id2" draw:end-glue-point="4" svg:d="m4119 3453c0 351-1500 239-1500 22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22T15:15:50</dc:date>
    <dc:creator>khalid khan</dc:creator>
    <meta:editing-duration>PT6H19M39S</meta:editing-duration>
    <meta:editing-cycles>29</meta:editing-cycles>
    <meta:generator>LibreOffice/3.4$Linux LibreOffice_project/340m1$Build-402</meta:generator>
    <meta:document-statistic meta:object-count="12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i>A</mi>
              <mphantom>
                <mstyle>
                  <mrow>
                    <mrow>
                      <mn>0</mn>
                    </mrow>
                  </mrow>
                </mstyle>
              </mphantom>
              <mi>B</mi>
              <mphantom>
                <mstyle>
                  <mrow>
                    <mrow>
                      <mn>00</mn>
                    </mrow>
                  </mrow>
                </mstyle>
              </mphantom>
              <mi>C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</mtable>
    </mrow>
    <annotation encoding="StarMath 5.0">stack{
alignl A phantom{0} B phantom{00} C #
alignl 0 phantom{0} 0 phantom{000} 0 #
alignl 0 phantom{0} 1 phantom{000} 1 #
alignl 1 phantom{0} 0 phantom{000} 0 #
alignl 1 phantom{0} 1 phantom{000} 1 
}</annotation>
  </semantics>
</math>
</file>

<file path=Object 2/content.xml><?xml version="1.0" encoding="utf-8"?>
<math xmlns="http://www.w3.org/1998/Math/MathML">
  <semantics>
    <mrow>
      <mrow>
        <mi>A</mi>
        <mo stretchy="false">=</mo>
        <mn>0</mn>
      </mrow>
    </mrow>
    <annotation encoding="StarMath 5.0">A=0</annotation>
  </semantics>
</math>
</file>

<file path=Object 3/content.xml><?xml version="1.0" encoding="utf-8"?>
<math xmlns="http://www.w3.org/1998/Math/MathML">
  <semantics>
    <mrow>
      <mrow>
        <mi>B</mi>
        <mo stretchy="false">=</mo>
        <mn>1</mn>
      </mrow>
    </mrow>
    <annotation encoding="StarMath 5.0">B=1</annotation>
  </semantics>
</math>
</file>

<file path=Object 4/content.xml><?xml version="1.0" encoding="utf-8"?>
<math xmlns="http://www.w3.org/1998/Math/MathML">
  <semantics>
    <mrow>
      <mrow>
        <mi>C</mi>
        <mo stretchy="false">=</mo>
        <mn>1</mn>
      </mrow>
    </mrow>
    <annotation encoding="StarMath 5.0">C=1</annotation>
  </semantics>
</math>
</file>

<file path=Object 5/content.xml><?xml version="1.0" encoding="utf-8"?>
<math xmlns="http://www.w3.org/1998/Math/MathML">
  <semantics>
    <mrow>
      <mrow>
        <mi>A</mi>
        <mo stretchy="false">=</mo>
        <mn>1</mn>
      </mrow>
    </mrow>
    <annotation encoding="StarMath 5.0">A=1</annotation>
  </semantics>
</math>
</file>

<file path=Object 6/content.xml><?xml version="1.0" encoding="utf-8"?>
<math xmlns="http://www.w3.org/1998/Math/MathML">
  <semantics>
    <mrow>
      <mrow>
        <mi>B</mi>
        <mo stretchy="false">=</mo>
        <mn>1</mn>
      </mrow>
    </mrow>
    <annotation encoding="StarMath 5.0">B=1</annotation>
  </semantics>
</math>
</file>

<file path=Object 7/content.xml><?xml version="1.0" encoding="utf-8"?>
<math xmlns="http://www.w3.org/1998/Math/MathML">
  <semantics>
    <mrow>
      <mrow>
        <mi>C</mi>
        <mo stretchy="false">=</mo>
        <mn>1</mn>
      </mrow>
    </mrow>
    <annotation encoding="StarMath 5.0">C=1</annotation>
  </semantics>
</math>
</file>